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fo:margin-top="0in" fo:margin-bottom="0in" table:align="left"/>
    </style:style>
    <style:style style:name="Table1.A" style:family="table-column">
      <style:table-column-properties style:column-width="1.4681in"/>
    </style:style>
    <style:style style:name="Table1.B" style:family="table-column">
      <style:table-column-properties style:column-width="4.802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8in" fo:margin-left="0in" fo:margin-top="0in" fo:margin-bottom="0in" table:align="left"/>
    </style:style>
    <style:style style:name="Table2.A" style:family="table-column">
      <style:table-column-properties style:column-width="1.4681in"/>
    </style:style>
    <style:style style:name="Table2.B" style:family="table-column">
      <style:table-column-properties style:column-width="4.802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line-height="100%" fo:orphans="0" fo:widows="0"/>
    </style:style>
    <style:style style:name="P4" style:family="paragraph" style:parent-style-name="Standard">
      <style:paragraph-properties fo:margin-left="-0.2953in" fo:margin-right="-0.028in" fo:text-align="center" style:justify-single-word="false" fo:orphans="0" fo:widows="0" fo:text-indent="0.3228in" style:auto-text-indent="false"/>
    </style:style>
    <style:style style:name="P5" style:family="paragraph" style:parent-style-name="Standard" style:master-page-name="Standard">
      <style:paragraph-properties fo:margin-left="-0.2953in" fo:margin-right="-0.028in" fo:text-align="center" style:justify-single-word="false" fo:orphans="0" fo:widows="0" fo:text-indent="0.3228in" style:auto-text-indent="false" style:page-number="1"/>
      <style:text-properties fo:font-size="24pt" fo:font-weight="bold" style:font-size-asian="24pt" style:font-weight-asian="bold" style:font-size-complex="24pt"/>
    </style:style>
    <style:style style:name="P6" style:family="paragraph" style:parent-style-name="Standard">
      <style:paragraph-properties fo:margin-left="0.098in" fo:margin-right="-0.028in" fo:text-align="center" style:justify-single-word="false" fo:orphans="0" fo:widows="0" fo:text-indent="0in" style:auto-text-indent="false"/>
    </style:style>
    <style:style style:name="P7" style:family="paragraph" style:parent-style-name="Standard">
      <style:paragraph-properties fo:margin-left="0in" fo:margin-right="1.6799in" fo:text-align="start" style:justify-single-word="false" fo:orphans="0" fo:widows="0" fo:text-indent="0in" style:auto-text-indent="false"/>
    </style:style>
    <style:style style:name="P8" style:family="paragraph" style:parent-style-name="Standard">
      <style:paragraph-properties fo:margin-left="0in" fo:margin-right="1.6799in" fo:text-align="start" style:justify-single-word="false" fo:orphans="0" fo:widows="0" fo:text-indent="0in" style:auto-text-indent="false"/>
      <style:text-properties fo:font-size="24pt" fo:font-style="italic" fo:font-weight="bold" style:font-size-asian="24pt" style:font-style-asian="italic" style:font-weight-asian="bold" style:font-size-complex="24pt"/>
    </style:style>
    <style:style style:name="P9" style:family="paragraph" style:parent-style-name="Standard">
      <style:paragraph-properties fo:margin-left="-0.1965in" fo:margin-right="-0.028in" fo:text-align="start" style:justify-single-word="false" fo:orphans="0" fo:widows="0" fo:text-indent="0in" style:auto-text-indent="false"/>
    </style:style>
    <style:style style:name="P10" style:family="paragraph" style:parent-style-name="Standard">
      <style:paragraph-properties fo:margin-left="-0.2134in" fo:margin-right="0.0693in" fo:margin-top="0.1528in" fo:margin-bottom="0in" loext:contextual-spacing="false" fo:line-height="100%" fo:orphans="0" fo:widows="0" fo:text-indent="0in" style:auto-text-indent="false"/>
    </style:style>
    <style:style style:name="P11" style:family="paragraph" style:parent-style-name="Standard">
      <style:paragraph-properties fo:margin-left="-0.2134in" fo:margin-right="0.0693in" fo:margin-top="0.4528in" fo:margin-bottom="0in" loext:contextual-spacing="false" fo:line-height="100%" fo:orphans="0" fo:widows="0" fo:text-indent="0in" style:auto-text-indent="false"/>
    </style:style>
    <style:style style:name="P12" style:family="paragraph" style:parent-style-name="Standard">
      <style:paragraph-properties fo:margin-left="-0.2134in" fo:margin-right="0.0693in" fo:margin-top="0.4528in" fo:margin-bottom="0in" loext:contextual-spacing="false" fo:line-height="100%" fo:orphans="0" fo:widows="0" fo:text-indent="0in" style:auto-text-indent="false"/>
      <style:text-properties fo:font-size="14pt" fo:font-weight="bold" style:font-size-asian="14pt" style:font-weight-asian="bold" style:font-size-complex="14pt"/>
    </style:style>
    <style:style style:name="P13" style:family="paragraph" style:parent-style-name="Standard">
      <style:paragraph-properties fo:margin-left="-0.2134in" fo:margin-right="0.0693in" fo:margin-top="1.5563in" fo:margin-bottom="0in" loext:contextual-spacing="false" fo:line-height="100%" fo:orphans="0" fo:widows="0" fo:text-indent="0in" style:auto-text-indent="false"/>
      <style:text-properties fo:font-size="14pt" style:font-size-asian="14pt" style:font-size-complex="14pt"/>
    </style:style>
    <style:style style:name="P14" style:family="paragraph" style:parent-style-name="Standard">
      <style:paragraph-properties fo:margin-left="-0.2134in" fo:margin-right="0.0693in" fo:margin-top="1.5563in" fo:margin-bottom="0in" loext:contextual-spacing="false" fo:line-height="100%" fo:orphans="0" fo:widows="0" fo:text-indent="0in" style:auto-text-indent="false"/>
    </style:style>
    <style:style style:name="P15" style:family="paragraph" style:parent-style-name="Standard">
      <style:paragraph-properties fo:margin-left="0.0362in" fo:margin-right="-0.028in" fo:margin-top="0.1528in" fo:margin-bottom="0in" loext:contextual-spacing="false" fo:line-height="100%" fo:orphans="0" fo:widows="0" fo:text-indent="0in" style:auto-text-indent="false"/>
    </style:style>
    <style:style style:name="P16" style:family="paragraph" style:parent-style-name="Standard">
      <style:paragraph-properties fo:margin-left="0.0362in" fo:margin-right="2.3563in" fo:margin-top="0.1528in" fo:margin-bottom="0in" loext:contextual-spacing="false" fo:line-height="100%" fo:orphans="0" fo:widows="0" fo:text-indent="0in" style:auto-text-indent="false"/>
      <style:text-properties fo:font-size="14pt" style:font-size-asian="14pt" style:font-size-complex="14pt"/>
    </style:style>
    <style:style style:name="P17" style:family="paragraph" style:parent-style-name="Standard">
      <style:paragraph-properties fo:margin-left="0in" fo:margin-right="0.0693in" fo:margin-top="0.1563in" fo:margin-bottom="0in" loext:contextual-spacing="false" fo:line-height="100%" fo:orphans="0" fo:widows="0" fo:text-indent="0in" style:auto-text-indent="false"/>
    </style:style>
    <style:style style:name="P18" style:family="paragraph" style:parent-style-name="Standard">
      <style:paragraph-properties fo:margin-left="0in" fo:margin-right="0.0693in" fo:margin-top="0.1528in" fo:margin-bottom="0in" loext:contextual-spacing="false" fo:line-height="100%" fo:orphans="0" fo:widows="0" fo:text-indent="0in" style:auto-text-indent="false"/>
    </style:style>
    <style:style style:name="P19" style:family="paragraph" style:parent-style-name="Standard">
      <style:paragraph-properties fo:margin-left="0in" fo:margin-right="0.0693in" fo:margin-top="0.1965in" fo:margin-bottom="0in" loext:contextual-spacing="false" fo:line-height="100%" fo:text-align="start" style:justify-single-word="false" fo:orphans="0" fo:widows="0" fo:text-indent="0in" style:auto-text-indent="false"/>
    </style:style>
    <style:style style:name="P20" style:family="paragraph" style:parent-style-name="Standard">
      <style:paragraph-properties fo:margin-left="0.2862in" fo:margin-right="0.0693in" fo:margin-top="0.1528in" fo:margin-bottom="0in" loext:contextual-spacing="false" fo:line-height="100%" fo:orphans="0" fo:widows="0" fo:text-indent="0in" style:auto-text-indent="false"/>
    </style:style>
    <style:style style:name="P21" style:family="paragraph" style:parent-style-name="Standard">
      <style:paragraph-properties fo:margin-left="-0.1693in" fo:margin-right="-0.028in" fo:margin-top="0.1528in" fo:margin-bottom="0in" loext:contextual-spacing="false" fo:line-height="100%" fo:orphans="0" fo:widows="0" fo:text-indent="0in" style:auto-text-indent="false"/>
    </style:style>
    <style:style style:name="P22" style:family="paragraph" style:parent-style-name="Standard">
      <style:paragraph-properties fo:margin-left="-0.1693in" fo:margin-right="-0.028in" fo:margin-top="0.1528in" fo:margin-bottom="0in" loext:contextual-spacing="false" fo:line-height="100%" fo:orphans="0" fo:widows="0" fo:text-indent="0in" style:auto-text-indent="false"/>
      <style:text-properties fo:font-size="14pt" fo:font-weight="bold" style:font-size-asian="14pt" style:font-weight-asian="bold" style:font-size-complex="14pt"/>
    </style:style>
    <style:style style:name="P23" style:family="paragraph" style:parent-style-name="Standard">
      <style:paragraph-properties fo:margin-left="-0.1693in" fo:margin-right="5.2528in" fo:margin-top="0.1563in" fo:margin-bottom="0in" loext:contextual-spacing="false" fo:line-height="100%" fo:orphans="0" fo:widows="0" fo:text-indent="0in" style:auto-text-indent="false"/>
      <style:text-properties fo:font-size="14pt" fo:font-weight="bold" style:font-size-asian="14pt" style:font-weight-asian="bold" style:font-size-complex="14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2862in" fo:margin-right="-0.028in" fo:margin-top="0.1528in" fo:margin-bottom="0in" loext:contextual-spacing="false" fo:line-height="100%" fo:orphans="0" fo:widows="0" fo:text-indent="0in" style:auto-text-indent="false"/>
    </style:style>
    <style:style style:name="P26" style:family="paragraph" style:parent-style-name="Standard">
      <style:paragraph-properties fo:margin-left="0.5in" fo:margin-right="-0.028in" fo:margin-top="0.1528in" fo:margin-bottom="0in" loext:contextual-spacing="false" fo:line-height="100%" fo:orphans="0" fo:widows="0" fo:text-indent="0in" style:auto-text-indent="false"/>
    </style:style>
    <style:style style:name="P27" style:family="paragraph" style:parent-style-name="Standard">
      <style:paragraph-properties fo:margin-left="0.5362in" fo:margin-right="-0.028in" fo:margin-top="0.1528in" fo:margin-bottom="0in" loext:contextual-spacing="false" fo:line-height="100%" fo:orphans="0" fo:widows="0" fo:text-indent="0in" style:auto-text-indent="false"/>
    </style:style>
    <style:style style:name="P28" style:family="paragraph" style:parent-style-name="Standard">
      <style:paragraph-properties fo:margin-left="0.5362in" fo:margin-right="-0.028in" fo:margin-top="0.1528in" fo:margin-bottom="0in" loext:contextual-spacing="false" fo:line-height="100%" fo:orphans="0" fo:widows="0" fo:text-indent="0in" style:auto-text-indent="false"/>
      <style:text-properties fo:font-size="14pt" style:font-size-asian="14pt" style:font-size-complex="14pt"/>
    </style:style>
    <style:style style:name="P29" style:family="paragraph" style:parent-style-name="Standard">
      <style:paragraph-properties fo:margin-left="0.5362in" fo:margin-right="-0.028in" fo:margin-top="0.1563in" fo:margin-bottom="0in" loext:contextual-spacing="false" fo:line-height="100%" fo:orphans="0" fo:widows="0" fo:text-indent="0in" style:auto-text-indent="false"/>
    </style:style>
    <style:style style:name="P30" style:family="paragraph" style:parent-style-name="Standard">
      <style:paragraph-properties fo:margin-left="0.5362in" fo:margin-right="0.0693in" fo:margin-top="0.1528in" fo:margin-bottom="0in" loext:contextual-spacing="false" fo:line-height="100%" fo:orphans="0" fo:widows="0" fo:text-indent="0in" style:auto-text-indent="false"/>
    </style:style>
    <style:style style:name="P31" style:family="paragraph" style:parent-style-name="Standard">
      <style:paragraph-properties fo:margin-left="0.5362in" fo:margin-right="0.0693in" fo:margin-top="0.1528in" fo:margin-bottom="0in" loext:contextual-spacing="false" fo:line-height="100%" fo:orphans="0" fo:widows="0" fo:text-indent="0in" style:auto-text-indent="false"/>
      <style:text-properties fo:font-size="14pt" style:font-size-asian="14pt" style:font-size-complex="14pt"/>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34" style:family="paragraph" style:parent-style-name="Standard">
      <style:paragraph-properties fo:margin-left="0in" fo:margin-right="0in" fo:text-indent="0in" style:auto-text-indent="false"/>
      <style:text-properties fo:font-size="14pt" style:font-size-asian="14pt" style:font-size-complex="14pt"/>
    </style:style>
    <style:style style:name="P35" style:family="paragraph" style:parent-style-name="Subtitle">
      <style:paragraph-properties fo:margin-left="-0.2134in" fo:margin-right="1.9665in" fo:margin-top="0.1528in" fo:margin-bottom="0.222in" loext:contextual-spacing="false" fo:line-height="100%" fo:orphans="0" fo:widows="0" fo:text-indent="0in" style:auto-text-indent="false"/>
    </style:style>
    <style:style style:name="T1" style:family="text">
      <style:text-properties fo:font-size="24pt" fo:font-style="italic" fo:font-weight="bold" style:font-size-asian="24pt" style:font-style-asian="italic" style:font-weight-asian="bold" style:font-size-complex="24pt"/>
    </style:style>
    <style:style style:name="T2" style:family="text">
      <style:text-properties fo:font-size="24pt" fo:font-weight="bold" style:font-size-asian="24pt" style:font-weight-asian="bold" style:font-size-complex="24pt"/>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8pt" fo:font-weight="bold" style:font-size-asian="18pt" style:font-weight-asian="bold" style:font-size-complex="18pt"/>
    </style:style>
    <style:style style:name="T6" style:family="text">
      <style:text-properties fo:color="#000000"/>
    </style:style>
    <style:style style:name="T7" style:family="text">
      <style:text-properties fo:color="#000000" fo:font-size="14pt" style:font-size-asian="14pt" style:font-size-complex="14pt"/>
    </style:style>
    <style:style style:name="T8" style:family="text">
      <style:text-properties fo:color="#000000" fo:font-size="14pt" fo:font-weight="bold" style:font-size-asian="14pt" style:font-weight-asian="bold" style:font-size-complex="14pt"/>
    </style:style>
    <style:style style:name="T9"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span text:style-name="T1">Problem Statement </text:span></text:p>
      <text:p text:style-name="P7"><text:span text:style-name="T1"><text:tab/><text:tab/><text:tab/><text:tab/><text:tab/><text:tab/></text:span></text:p>
      <text:p text:style-name="P4"><text:span text:style-name="T2">DigitalMenù</text:span></text:p>
      <text:p text:style-name="P8"/>
      <text:p text:style-name="P8"/>
      <text:p text:style-name="P9"><text:span text:style-name="T3">1. Il problema</text:span></text:p>
      <text:p text:style-name="P10"><text:span text:style-name="T3">2.Scenari </text:span></text:p>
      <text:p text:style-name="P15"><text:span text:style-name="T4">2.1 Cliente </text:span></text:p>
      <text:p text:style-name="P15"><text:span text:style-name="T4">2.2 Addetto alla cucina</text:span></text:p>
      <text:p text:style-name="P16"/>
      <text:p text:style-name="P10"><text:span text:style-name="T3">3.Requisiti </text:span></text:p>
      <text:p text:style-name="P17"><text:span text:style-name="T4">3.1 Requisiti funzionali </text:span></text:p>
      <text:p text:style-name="P20"><text:span text:style-name="T4">3.1.1 Requisiti funzionali cliente</text:span></text:p>
      <text:p text:style-name="P20"><text:span text:style-name="T4">3.1.3 Requisiti funzionali addetto alla cucina </text:span></text:p>
      <text:p text:style-name="P18"><text:span text:style-name="T4">3.2 Requisiti non funzionali </text:span></text:p>
      <text:p text:style-name="P21"><text:span text:style-name="T3">4. Target Environment </text:span></text:p>
      <text:p text:style-name="P22"/>
      <text:p text:style-name="P22"/>
      <text:p text:style-name="P22"/>
      <text:p text:style-name="P22"/>
      <text:p text:style-name="P22"/>
      <text:p text:style-name="P22"/>
      <text:p text:style-name="P23"/>
      <text:p text:style-name="Title"><text:bookmark text:name="_wl4q4w7cb4ue"/><text:span text:style-name="T5">1. IL PROBLEMA</text:span></text:p>
      <text:p text:style-name="Standard"><text:soft-page-break/></text:p>
      <text:p text:style-name="Heading_20_5"><text:bookmark text:name="_uckuw8ykqhy5"/><text:span text:style-name="T6">Oggi giorno <text:s/>la gestione delle comande è un aspetto cruciale nell'operatività di un ristorante. A partire dall'ordinazione, alla comunicazione in cucina, fino alla traduzione nel conto in cassa, tutto va tenuto sotto controllo per garantire un servizio efficiente al cliente evitando che la comanda può essere comunicata con eccessiva lentezza o, episodio ancor più grave, smarrita. Ma è anche poco piacevole vedersi servire qualcosa che non corrisponde in parte o del tutto a quanto ordinato. </text:span></text:p>
      <text:p text:style-name="Standard">Con il progetto DigitalMenù ci siamo prefissati lo scopo di risolvere tutti questi problemi attraverso dei chioschi elettronici posti all’interno o esterno del locale, dove i clienti possono effettuare le loro ordinazioni in tutta comodità e assenza di inconvenienti. In oltre miglioriamo il servizio al cliente ottimizzando la comunicazione tra “la sala e la cucina” e soprattutto elimina definitivamente il tempo perso per la preparazione del conto al cliente, che si riduce da 5-10 minuti a 5-10 secondi. </text:p>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Title"><text:bookmark text:name="_5tmb85fnfa3k"/><text:span text:style-name="T5">2. SCENARI </text:span></text:p>
      <text:p text:style-name="P35"><text:bookmark text:name="_9afsg1ommrdz"/><text:span text:style-name="T7"><text:s text:c="3"/></text:span><text:span text:style-name="T8"><text:s/>2.1 Ordinazione </text:span></text:p>
      <text:p text:style-name="Standard"/>
      <text:p text:style-name="Standard"/>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24">Scenario:</text:p>
          </table:table-cell>
          <table:table-cell table:style-name="Table1.A1" office:value-type="string">
            <text:p text:style-name="P24">Ordinazione </text:p>
          </table:table-cell>
        </table:table-row>
        <table:table-row table:style-name="Table1.1">
          <table:table-cell table:style-name="Table1.A1" office:value-type="string">
            <text:p text:style-name="P24">Attori:</text:p>
          </table:table-cell>
          <table:table-cell table:style-name="Table1.A1" office:value-type="string">
            <text:p text:style-name="P24">Anastasia ed amica(Cliente)</text:p>
            <text:p text:style-name="P24"/>
          </table:table-cell>
        </table:table-row>
        <table:table-row table:style-name="Table1.1">
          <table:table-cell table:style-name="Table1.A1" office:value-type="string">
            <text:p text:style-name="P24">Flusso degli eventi:</text:p>
          </table:table-cell>
          <table:table-cell table:style-name="Table1.A1" office:value-type="string">
            <text:p text:style-name="Standard">Anastasia è una studentessa fuori che pranza spesso fuori casa prima di ricominciare a seguire le lezioni.</text:p>
            <text:p text:style-name="Standard">Stanca di fare tardi decide di andare a pranzare con una sua amica <text:s/>in un fast food che fa uso di DigitalMenu per non perdere troppo tempo.</text:p>
            <text:p text:style-name="Standard">Una volta entrate <text:s/>si recano alle colonnine situate all’interno del locale e decidono di ordinare qualcosa da degustare. Sulla Home della colonnina viene visualizzato il menu suddiviso per categoria da una navbar posta in alto dove hanno la possibilità di ordinare in modo interattivo.Le ragazze scelgono di orinare due panini, Anastasia preme sull'apposita categoria e <text:s/>vede a sinistra un elenco di ciò che offre il locale. Annastasia seleziona <text:s/>il panino, <text:s/>al centro dello schermo visualizza <text:s/>i dettagli del piatto con i rispettivi ingredienti. Seleziona la quantità “x2” <text:s/>e preme <text:s/>il tasto “aggiungi” appunto <text:s/>per aggiungere <text:s/>il piatto all’ordine e a destra visualizza la comanda <text:s/>sotto forma di elenco. Il sistema offre anche possibilità di eliminare un piatto dalla comanda <text:s/>ma lei in questo caso non elimina nessun piatto. Dopo aver selezionato tutti i piatti che ha intenzione di ordinare, Anastasia completa l’ordine premendo il pulsante “Fine”, il Sistema gli mostrerà un riepilogo dei piatti ordinati con i relativi prezzi ed il totale. Annastasia ha la possibilità di rivedere i dettagli del suo ordine eliminando o modificando la quantità di un piatto, sceglie di completare l’ordine premendo su “completa ordine” e proseguire con il pagamento. Il sistema a questo punto offre la possibilità di pagare alla cassa o direttamente alla colonnina con la carta di credito.Anastasia sceglie di pagare con la carta di credito ed il sistema gli mostra il form di compilazione del pagamento, Anastasia completa il pagamento <text:s/>compilando il form con i dati relativi alla sua carta.Il sistema mostrera il suo ordine in fila agli altri su un display ed elabora il pagamento, se il pagamento ha esito positivo la cucina elaborerà il suo ordine altrimenti rimane in attesa del pagamento. Anastasia attende il suo ordine.</text:p>
          </table:table-cell>
        </table:table-row>
      </table:table>
      <text:p text:style-name="P11"><text:span text:style-name="T3">2.2. Scenario addetti alla cucina</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P3">Scenario:</text:p>
          </table:table-cell>
          <table:table-cell table:style-name="Table2.A1" office:value-type="string">
            <text:p text:style-name="P3">Addetto della cucina</text:p>
          </table:table-cell>
        </table:table-row>
        <table:table-row table:style-name="Table2.1">
          <table:table-cell table:style-name="Table2.A1" office:value-type="string">
            <text:p text:style-name="P3">Attori:</text:p>
          </table:table-cell>
          <table:table-cell table:style-name="Table2.A1" office:value-type="string">
            <text:p text:style-name="P3">Giovanni (addetto della cucina)</text:p>
          </table:table-cell>
        </table:table-row>
        <table:table-row table:style-name="Table2.1">
          <table:table-cell table:style-name="Table2.A1" office:value-type="string">
            <text:p text:style-name="P3">Flusso degli eventi:</text:p>
          </table:table-cell>
          <table:table-cell table:style-name="Table2.A1" office:value-type="string">
            <text:p text:style-name="Standard">Giovanni si occupa di comunicare con la cucina e di modificare il menu di un fast food che fa uso del sistema digital menu.</text:p>
            <text:p text:style-name="Standard">Giovanni visualizza sul display le comande in ordine d’arrivo inviate dai clienti attraverso le colonnine self-service.</text:p>
            <text:p text:style-name="Standard">Nel momento in cui un cliente paga il suo ordine il sistema controlla se il <text:s/>pagamento è andato a buon fine, se l’esito è positivo lo notifica all’operatore. </text:p>
            <text:p text:style-name="Standard">Giovanni seleziona gli ordini che sono stati pagati portandoli allo <text:s/>stato di “preparazione” e li <text:s/>comunica <text:s/>alla cucina la quale proce alla preparazione.</text:p>
            <text:p text:style-name="Standard">Al momento della consegna dell'ordine, Giovanni seleziona <text:s/>l’ordine in uscita e lo rimuove dal sistema eliminandolo dalla visualizzazione.</text:p>
            <text:p text:style-name="Standard">A fine giornata Giovanni riceve l’ordine di aggiungere un nuovo prodotto al menu e modificare i prezzi per gli sconti di dicembre.</text:p>
            <text:p text:style-name="Standard">Quindi Giovanni seleziona “menu” nella navbar del sistema e poi “aggiungi” prendo alla compilazione del form per l’aggiunta del nuovo prodotto.</text:p>
            <text:p text:style-name="Standard">successivamente poi ritorna su “menu” e seleziona i relativi piatti a cui deve cambiare prezzo e li modifica.</text:p>
          </table:table-cell>
        </table:table-row>
      </table:table>
      <text:p text:style-name="P12"/>
      <text:p text:style-name="P12"/>
      <text:p text:style-name="P12"/>
      <text:p text:style-name="P12"/>
      <text:p text:style-name="P12"/>
      <text:p text:style-name="P11"><text:span text:style-name="T3">3.1 REQUISITI FUNZIONALI</text:span><text:span text:style-name="T4">: </text:span></text:p>
      <text:p text:style-name="P25"><text:span text:style-name="T3">3.1.1 REQUISITI FUNZIONALI CLIENTE: </text:span><text:tab/></text:p>
      <text:p text:style-name="P26"><text:span text:style-name="T9"><text:s/>• </text:span><text:span text:style-name="T4">deve poter visualizzare il menu </text:span></text:p>
      <text:p text:style-name="P27"><text:span text:style-name="T9">• </text:span><text:span text:style-name="T4">deve poter ordinare </text:span></text:p>
      <text:p text:style-name="P29"><text:span text:style-name="T9">• </text:span><text:span text:style-name="T4">deve poter scegliere di rimuovere alcuni ingredienti del piatto</text:span></text:p>
      <text:p text:style-name="P29"><text:span text:style-name="T9">• </text:span><text:span text:style-name="T4">deve poter modificare l’ordine prima dell'invio </text:span></text:p>
      <text:p text:style-name="P27"><text:span text:style-name="T9">• </text:span><text:span text:style-name="T4">deve poter visualizzare la comanda</text:span></text:p>
      <text:p text:style-name="P27"><text:span text:style-name="T9">• </text:span><text:span text:style-name="T4">deve poter visualizzare il conto </text:span></text:p>
      <text:p text:style-name="P27"><text:span text:style-name="T9">• </text:span><text:span text:style-name="T4">deve poter poter pagare alla cassa</text:span></text:p>
      <text:p text:style-name="P27"><text:span text:style-name="T9">• </text:span><text:span text:style-name="T4">deve poter poter pagare con carta di credito</text:span></text:p>
      <text:p text:style-name="P28"/>
      <text:p text:style-name="P20"><text:span text:style-name="T3">3.1.3 REQUISITI FUNZIONALI ADDETTO ALLA CUCINA : </text:span></text:p>
      <text:p text:style-name="P27"><text:span text:style-name="T9">• </text:span><text:span text:style-name="T4">deve poter visualizzare le comande</text:span></text:p>
      <text:p text:style-name="P30"><text:span text:style-name="T9">• </text:span><text:span text:style-name="T4">deve poter accettare e rimuovere le comanda</text:span></text:p>
      <text:p text:style-name="P30"><text:span text:style-name="T9">• </text:span><text:span text:style-name="T4">deve poter creare e modificare il menu </text:span></text:p>
      <text:p text:style-name="P31"><text:soft-page-break/></text:p>
      <text:p text:style-name="P31"/>
      <text:p text:style-name="P13"/>
      <text:p text:style-name="P14"><text:span text:style-name="T3">3.2 REQUISITI NON FUNZIONALI </text:span></text:p>
      <text:p text:style-name="P19"><text:span text:style-name="T3">Usability : </text:span><text:span text:style-name="T4">Il sistema dovrà essere semplice ed immediato <text:s/>in modo che il cliente e l’addetto alla cucina svolgono accuratamente i loro servizi </text:span></text:p>
      <text:p text:style-name="P33"/>
      <text:p text:style-name="P32"><text:span text:style-name="T3">Implementation: </text:span><text:span text:style-name="T4">il sistema richiede almeno un dispositivo con schermo touchscreen full HD</text:span></text:p>
      <text:p text:style-name="P34"/>
      <text:p text:style-name="P32"><text:span text:style-name="T3">Operation: </text:span><text:span text:style-name="T4">il sistema viene gestito dagli addetti alla cucina </text:span></text:p>
      <text:p text:style-name="P34"/>
      <text:p text:style-name="P32"><text:span text:style-name="T3">Performance</text:span><text:span text:style-name="T4">: Una richiesta dell’utente deve essere eseguita dal sistema <text:s text:c="4"/>in meno di 1 secondo. La latenza</text:span></text:p>
      <text:p text:style-name="P32"><text:span text:style-name="T4">massima di attesa, per una risposta, non dovrà superare i 30 secondi.</text:span></text:p>
      <text:p text:style-name="P34"/>
      <text:p text:style-name="P32"><text:span text:style-name="T3">Reliability: <text:s/></text:span><text:span text:style-name="T4"><text:s/>il sistema deve sempre garantire affidabilità anche se arrivano <text:s/>numerose ordinazioni e quindi deve sempre assicurare buone prestazioni ,inoltre ogni dispositivo <text:s/>non deve entrare in conflitto con altri.</text:span></text:p>
      <text:p text:style-name="P1"/>
      <text:p text:style-name="P1"/>
      <text:p text:style-name="P1"/>
      <text:p text:style-name="P1"/>
      <text:p text:style-name="P1"/>
      <text:p text:style-name="Standard"><text:span text:style-name="T3">4. TARGET ENVIRONMENT</text:span></text:p>
      <text:p text:style-name="P2"/>
      <text:p text:style-name="Standard"><text:span text:style-name="T4">Il software dovrà essere installato su un server Apache Tomcat ed utilizzato su dei dispositivi che supportano le comuni tecnologie web</text:span></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0.97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4" meta:paragraph-count="63" meta:word-count="941" meta:character-count="6075" meta:non-whitespace-character-count="5131"/>
    <meta:generator>LibreOfficeDev/6.0.5.2$Linux_X86_64 LibreOffice_project/</meta:generator>
  </office:meta>
</office:document-meta>
</file>